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3.006cm"/>
    </style:style>
    <style:style style:name="Tableau1.C" style:family="table-column">
      <style:table-column-properties style:column-width="3.078cm"/>
    </style:style>
    <style:style style:name="Tableau1.D" style:family="table-column">
      <style:table-column-properties style:column-width="4.004cm"/>
    </style:style>
    <style:style style:name="Tableau1.E" style:family="table-column">
      <style:table-column-properties style:column-width="2.6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b247" officeooo:paragraph-rsid="0007b247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201cm" style:type="right"/>
        </style:tab-stops>
      </style:paragraph-properties>
      <style:text-properties officeooo:rsid="0007b247" officeooo:paragraph-rsid="0007b247"/>
    </style:style>
    <style:style style:name="P3" style:family="paragraph" style:parent-style-name="Table_20_Contents">
      <style:text-properties officeooo:rsid="00089324" officeooo:paragraph-rsid="000b5fcf"/>
    </style:style>
    <style:style style:name="P4" style:family="paragraph" style:parent-style-name="Table_20_Contents">
      <style:text-properties officeooo:rsid="0007b247" officeooo:paragraph-rsid="0007b247" fo:background-color="#ff33ff"/>
    </style:style>
    <style:style style:name="P5" style:family="paragraph" style:parent-style-name="Table_20_Contents">
      <style:text-properties officeooo:rsid="0007b247" officeooo:paragraph-rsid="0007b247" fo:background-color="#66ffff"/>
    </style:style>
    <style:style style:name="P6" style:family="paragraph" style:parent-style-name="Table_20_Contents">
      <style:text-properties fo:font-size="11pt" officeooo:rsid="0007b247" officeooo:paragraph-rsid="0007b247" style:font-size-asian="11pt" style:font-size-complex="11pt"/>
    </style:style>
    <style:style style:name="P7" style:family="paragraph" style:parent-style-name="Table_20_Contents">
      <style:text-properties fo:font-size="11pt" officeooo:rsid="00089324" officeooo:paragraph-rsid="00089324" style:font-size-asian="11pt" style:font-size-complex="11pt"/>
    </style:style>
    <style:style style:name="P8" style:family="paragraph" style:parent-style-name="Table_20_Contents">
      <style:text-properties fo:font-size="11pt" officeooo:rsid="000d47ed" officeooo:paragraph-rsid="000d47ed" style:font-size-asian="11pt" style:font-size-complex="11pt"/>
    </style:style>
    <style:style style:name="P9" style:family="paragraph" style:parent-style-name="Table_20_Contents">
      <style:text-properties fo:font-size="11pt" officeooo:rsid="0007b247" officeooo:paragraph-rsid="0007b247" fo:background-color="#99ff66" style:font-size-asian="11pt" style:font-size-complex="11pt"/>
    </style:style>
    <style:style style:name="P10" style:family="paragraph" style:parent-style-name="Table_20_Contents">
      <style:text-properties fo:font-size="11pt" officeooo:rsid="0007b247" officeooo:paragraph-rsid="0007b247" fo:background-color="#ffff99" style:font-size-asian="11pt" style:font-size-complex="11pt"/>
    </style:style>
    <style:style style:name="P11" style:family="paragraph" style:parent-style-name="Table_20_Contents">
      <style:text-properties fo:font-size="11pt" officeooo:rsid="000d47ed" officeooo:paragraph-rsid="000d47ed" fo:background-color="#ffff99" style:font-size-asian="11pt" style:font-size-complex="11pt"/>
    </style:style>
    <style:style style:name="P12" style:family="paragraph" style:parent-style-name="Standard">
      <style:text-properties fo:font-size="11pt" officeooo:rsid="000b5fcf" officeooo:paragraph-rsid="000b5fcf" style:font-size-asian="11pt" style:font-size-complex="11pt"/>
    </style:style>
    <style:style style:name="P13" style:family="paragraph" style:parent-style-name="Standard">
      <style:text-properties fo:font-size="11pt" officeooo:rsid="000b5fcf" officeooo:paragraph-rsid="000d47ed" style:font-size-asian="11pt" style:font-size-complex="11pt"/>
    </style:style>
    <style:style style:name="P14" style:family="paragraph" style:parent-style-name="Standard">
      <style:text-properties fo:font-size="11pt" officeooo:rsid="000d47ed" officeooo:paragraph-rsid="000d47ed" style:font-size-asian="11pt" style:font-size-complex="11pt"/>
    </style:style>
    <style:style style:name="P15" style:family="paragraph" style:parent-style-name="Standard">
      <style:text-properties fo:font-size="11pt" officeooo:rsid="000b5fcf" officeooo:paragraph-rsid="000d47ed" fo:background-color="#66ffff" style:font-size-asian="11pt" style:font-size-complex="11pt"/>
    </style:style>
    <style:style style:name="P16" style:family="paragraph" style:parent-style-name="Standard">
      <style:text-properties fo:font-size="11pt" officeooo:rsid="000b5fcf" officeooo:paragraph-rsid="000b5fcf" fo:background-color="#99ff66" style:font-size-asian="11pt" style:font-size-complex="11pt"/>
    </style:style>
    <style:style style:name="P17" style:family="paragraph" style:parent-style-name="Standard">
      <style:text-properties fo:font-size="11pt" officeooo:rsid="000d47ed" officeooo:paragraph-rsid="000d47ed" fo:background-color="#ffff99" style:font-size-asian="11pt" style:font-size-complex="11pt"/>
    </style:style>
    <style:style style:name="P18" style:family="paragraph" style:parent-style-name="Standard">
      <style:text-properties officeooo:rsid="000d47ed" officeooo:paragraph-rsid="000d47ed"/>
    </style:style>
    <style:style style:name="P19" style:family="paragraph" style:parent-style-name="Table_20_Contents">
      <style:text-properties fo:font-size="11pt" officeooo:rsid="000d47ed" officeooo:paragraph-rsid="000d47ed" fo:background-color="#ff33ff" style:font-size-asian="11pt" style:font-size-complex="11pt"/>
    </style:style>
    <style:style style:name="P20" style:family="paragraph" style:parent-style-name="Table_20_Contents">
      <style:text-properties fo:font-size="11pt" officeooo:rsid="0007b247" officeooo:paragraph-rsid="00103fde" fo:background-color="#66ffff" style:font-size-asian="11pt" style:font-size-complex="11pt"/>
    </style:style>
    <style:style style:name="P21" style:family="paragraph" style:parent-style-name="Table_20_Contents">
      <style:text-properties fo:font-size="11pt" officeooo:rsid="0007b247" officeooo:paragraph-rsid="0007b247" style:font-size-asian="11pt" style:font-size-complex="11pt"/>
    </style:style>
    <style:style style:name="P22" style:family="paragraph" style:parent-style-name="Table_20_Contents">
      <style:text-properties fo:font-size="11pt" officeooo:rsid="00089324" officeooo:paragraph-rsid="000b5fcf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b5fcf" style:font-size-asian="8pt" style:font-size-complex="8pt"/>
    </style:style>
    <style:style style:name="T3" style:family="text">
      <style:text-properties officeooo:rsid="000b5fcf"/>
    </style:style>
    <style:style style:name="T4" style:family="text">
      <style:text-properties officeooo:rsid="000d47ed"/>
    </style:style>
    <style:style style:name="T5" style:family="text">
      <style:text-properties fo:background-color="#66ffff" loext:char-shading-value="0"/>
    </style:style>
    <style:style style:name="T6" style:family="text">
      <style:text-properties fo:background-color="#ff33ff" loext:char-shading-value="0"/>
    </style:style>
    <style:style style:name="T7" style:family="text">
      <style:text-properties officeooo:rsid="000d47ed" fo:background-color="#ff33ff" loext:char-shading-value="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b5fcf" style:font-size-asian="11pt" style:font-size-complex="11pt"/>
    </style:style>
    <style:style style:name="T10" style:family="text">
      <style:text-properties officeooo:rsid="00103f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SPION TABLES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USER</text:p>
          </table:table-cell>
          <table:table-cell table:style-name="Tableau1.A1" office:value-type="string">
            <text:p text:style-name="P6">MISSION</text:p>
          </table:table-cell>
          <table:table-cell table:style-name="Tableau1.A1" office:value-type="string">
            <text:p text:style-name="P8">MISSION_LIST</text:p>
          </table:table-cell>
          <table:table-cell table:style-name="Tableau1.A1" office:value-type="string">
            <text:p text:style-name="P6">TARGET</text:p>
          </table:table-cell>
          <table:table-cell table:style-name="Tableau1.E1" office:value-type="string">
            <text:p text:style-name="P6">LOCATION</text:p>
          </table:table-cell>
        </table:table-row>
        <table:table-row>
          <table:table-cell table:style-name="Tableau1.A2" office:value-type="string">
            <text:p text:style-name="P6"><text:span text:style-name="T5">ID</text:span><text:line-break/><text:span text:style-name="T3">LOGIN</text:span>NAME<text:line-break/>P<text:span text:style-name="T3">ASSWORD</text:span></text:p>
            <text:p text:style-name="P22">CODE </text:p>
            <text:p text:style-name="P3"><text:span text:style-name="T8">STATUS</text:span> <text:span text:style-name="T1">a</text:span><text:span text:style-name="T2">ctive</text:span><text:span text:style-name="T1"> discoverd dead</text:span></text:p>
            <text:p text:style-name="P3"><text:span text:style-name="T9">FUNCTION</text:span> <text:span text:style-name="T2">agent/master</text:span></text:p>
          </table:table-cell>
          <table:table-cell table:style-name="Tableau1.A2" office:value-type="string">
            <text:p text:style-name="P10">ID</text:p>
            <text:p text:style-name="P6">DESCRIPTION</text:p>
            <text:p text:style-name="P9">LOCATION_<text:span text:style-name="T3">ID</text:span></text:p>
            <text:p text:style-name="P7">STATUS</text:p>
          </table:table-cell>
          <table:table-cell table:style-name="Tableau1.A2" office:value-type="string">
            <text:p text:style-name="P11"><text:span text:style-name="T10">MISSION</text:span>_ID</text:p>
            <text:p text:style-name="P19"><text:span text:style-name="T10">TARGET</text:span>_ID</text:p>
            <text:p text:style-name="P20">AGENT_ID</text:p>
          </table:table-cell>
          <table:table-cell table:style-name="Tableau1.A2" office:value-type="string">
            <text:p text:style-name="P4">ID</text:p>
            <text:p text:style-name="P1">NAME</text:p>
            <text:p text:style-name="P2">STATUS <text:span text:style-name="T1">(active/terminated)</text:span></text:p>
            <text:p text:style-name="P5"/>
            <text:p text:style-name="P1"/>
          </table:table-cell>
          <table:table-cell table:style-name="Tableau1.E2" office:value-type="string">
            <text:p text:style-name="P9">ID</text:p>
            <text:p text:style-name="P6">NAME</text:p>
            <text:p text:style-name="P6">CONTINENT</text:p>
          </table:table-cell>
        </table:table-row>
      </table:table>
      <text:p text:style-name="Standard"/>
      <text:p text:style-name="P14">RELATIONS</text:p>
      <text:p text:style-name="P14"/>
      <text:p text:style-name="P17">Mission.id <text:s text:c="2"/>↔ <text:s/>mission_list.mission_id <text:s/></text:p>
      <text:p text:style-name="P13"><text:span text:style-name="T7">Target</text:span><text:span text:style-name="T6">.id <text:s text:c="2"/>↔ <text:s/></text:span><text:span text:style-name="T7">mission_list</text:span><text:span text:style-name="T6">.</text:span><text:span text:style-name="T7">m</text:span><text:span text:style-name="T6">ission_id </text:span><text:s/></text:p>
      <text:p text:style-name="P15"><text:span text:style-name="T4">User</text:span>.id <text:s/>↔ <text:s/><text:span text:style-name="T10">mission_list</text:span>.<text:span text:style-name="T4">agent</text:span>_id</text:p>
      <text:p text:style-name="P16">Location.id <text:s/>↔ <text:s/>Mission.location_id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2:49:11.391512182</meta:creation-date>
    <dc:date>2018-05-03T10:24:50.972867313</dc:date>
    <meta:editing-duration>PT1H13M39S</meta:editing-duration>
    <meta:editing-cycles>6</meta:editing-cycles>
    <meta:generator>LibreOffice/5.1.6.2$Linux_X86_64 LibreOffice_project/10m0$Build-2</meta:generator>
    <meta:print-date>2018-05-03T10:22:30.888380655</meta:print-date>
    <meta:document-statistic meta:table-count="1" meta:image-count="0" meta:object-count="0" meta:page-count="1" meta:paragraph-count="28" meta:word-count="44" meta:character-count="387" meta:non-whitespace-character-count="356"/>
  </office:meta>
</office:document-meta>
</file>